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measure" style:list-style-name="L1">
      <style:graphic-properties draw:marker-start="" draw:marker-end="" draw:textarea-vertical-align="middle"/>
    </style:style>
    <style:style style:name="gr4" style:family="graphic" style:parent-style-name="measure" style:list-style-name="L1">
      <style:graphic-properties draw:marker-start="" draw:marker-end="" draw:textarea-vertical-align="middle"/>
    </style:style>
    <style:style style:name="gr5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6" style:family="graphic" style:parent-style-name="measure" style:list-style-name="L1">
      <style:graphic-properties draw:marker-start="" draw:marker-end="" draw:textarea-vertical-align="middle" draw:line-distance="0.309cm" draw:placing="below"/>
    </style:style>
    <style:style style:name="gr7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8" style:family="graphic" style:parent-style-name="measure" style:list-style-name="L1">
      <style:graphic-properties draw:marker-start="" draw:marker-end="" draw:textarea-vertical-align="middle" draw:line-distance="0.162cm" draw:placing="below"/>
    </style:style>
    <style:style style:name="gr9" style:family="graphic" style:parent-style-name="measure" style:list-style-name="L1">
      <style:graphic-properties draw:marker-start="" draw:marker-end="" draw:textarea-vertical-align="middle" draw:line-distance="0.281cm" draw:placing="below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objectwithoutfill">
      <style:graphic-properties svg:stroke-color="#c0c0c0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1.688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draw:textarea-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 draw:textarea-vertical-align="middle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15cm" svg:height="1.413cm" svg:x="1.762cm" svg:y="9.587cm">
          <text:p text:style-name="P1"><text:span text:style-name="T1">2A A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55cm" svg:height="1.414cm" svg:x="8.62cm" svg:y="4.937cm">
          <text:p text:style-name="P1"><text:span text:style-name="T1">PKT_MO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185cm" svg:height="1.414cm" svg:x="8.632cm" svg:y="8.385cm">
          <text:p text:style-name="P1"><text:span text:style-name="T1">PKT_DIAGNOST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953cm" svg:height="1.414cm" svg:x="8.62cm" svg:y="11.543cm">
          <text:p text:style-name="P1"><text:span text:style-name="T1">PKT_VIDEO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4.677cm" svg:y1="10.294cm" svg:x2="8.62cm" svg:y2="5.644cm" draw:start-shape="id1" draw:start-glue-point="7" draw:end-shape="id2" svg:d="m4677 10294c2958 0 987-4650 3943-4650">
          <text:p/>
        </draw:connector>
        <draw:connector draw:style-name="gr2" draw:text-style-name="P2" draw:layer="layout" draw:type="curve" svg:x1="4.677cm" svg:y1="10.293cm" svg:x2="8.632cm" svg:y2="9.092cm" draw:start-shape="id1" draw:end-shape="id3" draw:end-glue-point="5" svg:d="m4677 10293c2965 0 988-1201 3955-1201">
          <text:p/>
        </draw:connector>
        <draw:connector draw:style-name="gr2" draw:text-style-name="P2" draw:layer="layout" draw:type="curve" svg:x1="4.677cm" svg:y1="10.294cm" svg:x2="8.62cm" svg:y2="12.25cm" draw:start-shape="id1" draw:start-glue-point="7" draw:end-shape="id4" draw:end-glue-point="5" svg:d="m4677 10294c2956 0 985 1956 3943 1956">
          <text:p/>
        </draw:connector>
        <draw:measure draw:style-name="gr3" draw:text-style-name="P3" draw:layer="measurelines" svg:x1="1.335cm" svg:y1="3.778cm" svg:x2="6.207cm" svg:y2="3.778cm">
          <text:p text:style-name="P3">Packet Start</text:p>
          <text:p text:style-name="P3">2 bytes</text:p>
        </draw:measure>
        <draw:measure draw:style-name="gr4" draw:text-style-name="P3" draw:layer="measurelines" svg:x1="6.461cm" svg:y1="3.778cm" svg:x2="13.065cm" svg:y2="3.778cm">
          <text:p text:style-name="P3">Packet Type</text:p>
          <text:p text:style-name="P3">1 bytes</text:p>
        </draw:measure>
        <draw:custom-shape draw:style-name="gr1" draw:text-style-name="P2" xml:id="id5" draw:id="id5" draw:layer="layout" svg:width="1.778cm" svg:height="1.397cm" svg:x="13.7cm" svg:y="4.937cm">
          <text:p text:style-name="P2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1.778cm" svg:height="1.397cm" svg:x="16.367cm" svg:y="4.937cm">
          <text:p text:style-name="P2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1.778cm" svg:height="1.397cm" svg:x="18.907cm" svg:y="4.937cm">
          <text:p text:style-name="P2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1.778cm" svg:height="1.397cm" svg:x="22.082cm" svg:y="4.937cm">
          <text:p text:style-name="P2"><text:span text:style-name="T1">rot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5" draw:text-style-name="P3" draw:layer="layout" svg:x1="13.446cm" svg:y1="6.488cm" svg:x2="20.939cm" svg:y2="6.488cm">
          <text:p text:style-name="P3">Translational Motion</text:p>
          <text:p text:style-name="P3">3 * 8-bit signed int</text:p>
        </draw:measure>
        <draw:measure draw:style-name="gr6" draw:text-style-name="P3" draw:layer="layout" svg:x1="21.447cm" svg:y1="6.461cm" svg:x2="24.241cm" svg:y2="6.461cm">
          <text:p text:style-name="P3">Rotation</text:p>
          <text:p text:style-name="P3">8-bit signed int</text:p>
        </draw:measure>
        <draw:connector draw:style-name="gr2" draw:text-style-name="P2" draw:layer="layout" draw:type="curve" svg:x1="12.17cm" svg:y1="5.644cm" svg:x2="13.7cm" svg:y2="5.636cm" draw:start-shape="id2" draw:start-glue-point="7" draw:end-shape="id5" draw:end-glue-point="5" svg:d="m12170 5644c1149 0 384-8 1530-8">
          <text:p/>
        </draw:connector>
        <draw:connector draw:style-name="gr2" draw:text-style-name="P2" draw:layer="layout" draw:type="curve" svg:x1="15.478cm" svg:y1="5.636cm" svg:x2="16.367cm" svg:y2="5.636cm" draw:start-shape="id5" draw:start-glue-point="7" draw:end-shape="id6" draw:end-glue-point="5" svg:d="m15478 5636h889">
          <text:p/>
        </draw:connector>
        <draw:connector draw:style-name="gr2" draw:text-style-name="P2" draw:layer="layout" draw:type="curve" svg:x1="18.145cm" svg:y1="5.636cm" svg:x2="18.907cm" svg:y2="5.636cm" draw:start-shape="id6" draw:start-glue-point="7" draw:end-shape="id7" draw:end-glue-point="5" svg:d="m18145 5636h762">
          <text:p/>
        </draw:connector>
        <draw:connector draw:style-name="gr2" draw:text-style-name="P2" draw:layer="layout" draw:type="curve" svg:x1="20.685cm" svg:y1="5.636cm" svg:x2="22.082cm" svg:y2="5.636cm" draw:start-shape="id7" draw:start-glue-point="7" draw:end-shape="id8" draw:end-glue-point="5" svg:d="m20685 5636h1397">
          <text:p/>
        </draw:connector>
        <draw:custom-shape draw:style-name="gr1" draw:text-style-name="P1" xml:id="id10" draw:id="id10" draw:layer="layout" svg:width="2.794cm" svg:height="1.397cm" svg:x="33.639cm" svg:y="9.509cm">
          <text:p text:style-name="P1"><text:span text:style-name="T1">END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xml:id="id9" draw:id="id9" draw:layer="layout" svg:width="3.55cm" svg:height="1.414cm" svg:x="8.753cm" svg:y="18.399cm">
          <text:p text:style-name="P1"><text:span text:style-name="T1">(unrecogniz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4.677cm" svg:y1="10.294cm" svg:x2="8.753cm" svg:y2="19.106cm" draw:end-shape="id9" draw:end-glue-point="5" svg:d="m4677 10294c2682 0 644 8812 4076 8812">
          <text:p/>
        </draw:connector>
        <draw:connector draw:style-name="gr2" draw:text-style-name="P2" draw:layer="layout" draw:line-skew="9.591cm" svg:x1="12.303cm" svg:y1="19.106cm" svg:x2="33.639cm" svg:y2="10.208cm" draw:start-shape="id9" draw:start-glue-point="7" draw:end-shape="id10" draw:end-glue-point="5" svg:d="m12303 19106h20260v-8898h1076">
          <text:p/>
        </draw:connector>
        <draw:custom-shape draw:style-name="gr1" draw:text-style-name="P2" xml:id="id11" draw:id="id11" draw:layer="layout" svg:width="1.905cm" svg:height="1.397cm" svg:x="14.474cm" svg:y="8.385cm">
          <text:p text:style-name="P2"><text:span text:style-name="T1">batte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12.817cm" svg:y1="9.092cm" svg:x2="14.474cm" svg:y2="9.084cm" draw:start-shape="id3" draw:start-glue-point="7" draw:end-shape="id11" draw:end-glue-point="5" svg:d="m12817 9092c1242 0 414-8 1657-8">
          <text:p/>
        </draw:connector>
        <draw:measure draw:style-name="gr7" draw:text-style-name="P3" draw:layer="layout" svg:x1="14.347cm" svg:y1="9.909cm" svg:x2="16.633cm" svg:y2="9.909cm">
          <text:p text:style-name="P3">unsigned</text:p>
          <text:p text:style-name="P3">8-bit int</text:p>
        </draw:measure>
        <draw:connector draw:style-name="gr2" draw:text-style-name="P2" draw:layer="layout" draw:type="curve" svg:x1="23.86cm" svg:y1="5.636cm" svg:x2="33.639cm" svg:y2="10.208cm" draw:start-shape="id8" draw:start-glue-point="7" draw:end-shape="id10" draw:end-glue-point="5" svg:d="m23860 5636c7335 0 2446 4572 9779 4572">
          <text:p/>
        </draw:connector>
        <draw:connector draw:style-name="gr2" draw:text-style-name="P2" draw:layer="layout" draw:type="curve" svg:x1="24.423cm" svg:y1="9.037cm" svg:x2="33.639cm" svg:y2="10.208cm" draw:start-shape="id12" draw:start-glue-point="7" draw:end-shape="id10" draw:end-glue-point="5" svg:d="m24423 9037c6913 0 2306 1171 9216 1171">
          <text:p/>
        </draw:connector>
        <draw:connector draw:style-name="gr2" draw:text-style-name="P2" draw:layer="layout" draw:type="curve" draw:line-skew="3.749cm" svg:x1="18.018cm" svg:y1="12.259cm" svg:x2="33.639cm" svg:y2="10.208cm" draw:start-shape="id13" draw:start-glue-point="7" draw:end-shape="id10" draw:end-glue-point="5" svg:d="m18018 12259c17340 0 9530-2051 15621-2051">
          <text:p/>
        </draw:connector>
        <draw:custom-shape draw:style-name="gr1" draw:text-style-name="P2" xml:id="id13" draw:id="id13" draw:layer="layout" svg:width="2.548cm" svg:height="1.397cm" svg:x="15.47cm" svg:y="11.56cm">
          <text:p text:style-name="P2"><text:span text:style-name="T1">start/st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13.573cm" svg:y1="12.25cm" svg:x2="15.47cm" svg:y2="12.259cm" draw:start-shape="id4" draw:start-glue-point="7" draw:end-shape="id13" draw:end-glue-point="5" svg:d="m13573 12250c1423 0 475 9 1897 9">
          <text:p/>
        </draw:connector>
        <draw:measure draw:style-name="gr8" draw:text-style-name="P3" draw:layer="layout" svg:x1="15.324cm" svg:y1="13.084cm" svg:x2="18.272cm" svg:y2="13.065cm">
          <text:p text:style-name="P3">8-bit bool</text:p>
        </draw:measure>
        <draw:custom-shape draw:style-name="gr1" draw:text-style-name="P2" xml:id="id14" draw:id="id14" draw:layer="layout" svg:width="1.778cm" svg:height="1.397cm" svg:x="17.438cm" svg:y="8.338cm">
          <text:p text:style-name="P2"><text:span text:style-name="T1">accel_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1.778cm" svg:height="1.397cm" svg:x="20.105cm" svg:y="8.338cm">
          <text:p text:style-name="P2"><text:span text:style-name="T1">accel_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1.778cm" svg:height="1.397cm" svg:x="22.645cm" svg:y="8.338cm">
          <text:p text:style-name="P2"><text:span text:style-name="T1">accel_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measure draw:style-name="gr9" draw:text-style-name="P3" draw:layer="layout" svg:x1="17.184cm" svg:y1="9.889cm" svg:x2="24.677cm" svg:y2="9.889cm">
          <text:p text:style-name="P3">Accelerometer State</text:p>
          <text:p text:style-name="P3">3 * 8-bit signed int</text:p>
        </draw:measure>
        <draw:connector draw:style-name="gr2" draw:text-style-name="P2" draw:layer="layout" draw:type="curve" svg:x1="19.216cm" svg:y1="9.037cm" svg:x2="20.105cm" svg:y2="9.037cm" draw:start-shape="id14" draw:start-glue-point="7" draw:end-shape="id15" draw:end-glue-point="5" svg:d="m19216 9037h889">
          <text:p/>
        </draw:connector>
        <draw:connector draw:style-name="gr2" draw:text-style-name="P2" draw:layer="layout" draw:type="curve" svg:x1="21.883cm" svg:y1="9.037cm" svg:x2="22.645cm" svg:y2="9.037cm" draw:start-shape="id15" draw:start-glue-point="7" draw:end-shape="id12" draw:end-glue-point="5" svg:d="m21883 9037h762">
          <text:p/>
        </draw:connector>
        <draw:connector draw:style-name="gr2" draw:text-style-name="P2" draw:layer="layout" draw:type="curve" svg:x1="16.379cm" svg:y1="9.084cm" svg:x2="17.438cm" svg:y2="9.037cm" draw:start-shape="id11" draw:start-glue-point="7" draw:end-shape="id14" draw:end-glue-point="5" svg:d="m16379 9084c795 0 266-47 1059-47">
          <text:p/>
        </draw:connector>
      </draw:page>
      <draw:page draw:name="page2" draw:style-name="dp1" draw:master-page-name="Default">
        <draw:frame draw:style-name="gr10" draw:layer="layout" svg:width="11.303cm" svg:height="1.143cm" svg:x="1.255cm" svg:y="2.016cm">
          <draw:text-box>
            <text:p><text:span text:style-name="T2">Packet Types</text:span></text:p>
          </draw:text-box>
        </draw:frame>
        <draw:line draw:style-name="gr11" draw:text-style-name="P2" draw:layer="layout" svg:x1="1.382cm" svg:y1="3.232cm" svg:x2="9.51cm" svg:y2="3.232cm">
          <text:p/>
        </draw:line>
        <draw:frame draw:style-name="standard" draw:layer="layout" svg:width="14.098cm" svg:height="4.719cm" svg:x="1.535cm" svg:y="3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Packet Type</text:p>
              </table:table-cell>
              <table:table-cell>
                <text:p text:style-name="P4">Value</text:p>
              </table:table-cell>
            </table:table-row>
            <table:table-row table:style-name="ro1" table:default-cell-style-name="ce2">
              <table:table-cell>
                <text:p text:style-name="P5">PKT_MOTION</text:p>
              </table:table-cell>
              <table:table-cell>
                <text:p text:style-name="P5">1010 0000</text:p>
              </table:table-cell>
            </table:table-row>
            <table:table-row table:style-name="ro1" table:default-cell-style-name="ce2">
              <table:table-cell>
                <text:p text:style-name="P5">PKT_VIDEOCONTROL</text:p>
              </table:table-cell>
              <table:table-cell>
                <text:p text:style-name="P5">1010 0001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1" table:default-cell-style-name="ce2">
              <table:table-cell>
                <text:p text:style-name="P5">PKT_DIAGNOSTIC</text:p>
              </table:table-cell>
              <table:table-cell>
                <text:p text:style-name="P5">0101 00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6" draw:layer="layout" svg:width="19.431cm" svg:height="3.399cm" svg:x="16.494cm" svg:y="3.794cm">
          <draw:text-box>
            <text:p text:style-name="P6"><text:span text:style-name="T3">The first 4 bits of a packet value correspond to its direction:</text:span></text:p>
            <text:p text:style-name="P6"><text:span text:style-name="T3"/></text:p>
            <text:p text:style-name="P6"><text:span text:style-name="T3"><text:tab/></text:span><text:span text:style-name="T3">1010 : outgoing (remote to quadcopter)</text:span></text:p>
            <text:p text:style-name="P6"><text:span text:style-name="T3"><text:tab/></text:span><text:span text:style-name="T3">0101 : incoming (quadcopter to remote)</text:span></text:p>
          </draw:text-box>
        </draw:frame>
      </draw:page>
      <draw:page draw:name="page3" draw:style-name="dp1" draw:master-page-name="Default">
        <draw:frame draw:style-name="gr12" draw:layer="layout" svg:width="11.303cm" svg:height="11.938cm" svg:x="1.254cm" svg:y="2.016cm">
          <draw:text-box>
            <text:p><text:span text:style-name="T2">PKT_MOTION</text:span></text:p>
            <text:p/>
            <text:p><text:tab/><text:span text:style-name="T4">x</text:span><text:span text:style-name="T5"><text:tab/></text:span><text:span text:style-name="T5">-128</text:span><text:span text:style-name="T5"><text:tab/></text:span><text:span text:style-name="T5">= left</text:span></text:p>
            <text:p><text:span text:style-name="T5"><text:tab/></text:span><text:span text:style-name="T5"><text:tab/></text:span><text:span text:style-name="T5">...</text:span></text:p>
            <text:p><text:span text:style-name="T5"><text:tab/></text:span><text:span text:style-name="T5"><text:tab/></text:span><text:span text:style-name="T5">127</text:span><text:span text:style-name="T5"><text:tab/></text:span><text:span text:style-name="T5">= right</text:span></text:p>
            <text:p><text:span text:style-name="T5"/></text:p>
            <text:p><text:span text:style-name="T5"><text:tab/></text:span><text:span text:style-name="T6">y</text:span><text:span text:style-name="T5"><text:tab/></text:span><text:span text:style-name="T5">-128</text:span><text:span text:style-name="T5"><text:tab/></text:span><text:span text:style-name="T5">= backward</text:span></text:p>
            <text:p><text:span text:style-name="T5"><text:tab/></text:span><text:span text:style-name="T5"><text:tab/></text:span><text:span text:style-name="T5">…</text:span></text:p>
            <text:p><text:span text:style-name="T5"><text:tab/></text:span><text:span text:style-name="T5"><text:tab/></text:span><text:span text:style-name="T5">127</text:span><text:span text:style-name="T5"><text:tab/></text:span><text:span text:style-name="T5">= forward</text:span></text:p>
            <text:p><text:span text:style-name="T5"/></text:p>
            <text:p><text:span text:style-name="T5"><text:tab/></text:span><text:span text:style-name="T6">z</text:span><text:span text:style-name="T5"><text:tab/></text:span><text:span text:style-name="T5">-128</text:span><text:span text:style-name="T5"><text:tab/></text:span><text:span text:style-name="T5">= down</text:span></text:p>
            <text:p><text:span text:style-name="T5"><text:tab/></text:span><text:span text:style-name="T5"><text:tab/></text:span><text:span text:style-name="T5">…</text:span></text:p>
            <text:p><text:span text:style-name="T5"><text:tab/></text:span><text:span text:style-name="T5"><text:tab/></text:span><text:span text:style-name="T5">127</text:span><text:span text:style-name="T5"><text:tab/></text:span><text:span text:style-name="T5">= up</text:span></text:p>
            <text:p><text:span text:style-name="T5"/></text:p>
            <text:p><text:span text:style-name="T5"><text:tab/></text:span><text:span text:style-name="T6">rot</text:span><text:span text:style-name="T5"><text:tab/></text:span><text:span text:style-name="T5">-128</text:span><text:span text:style-name="T5"><text:tab/></text:span><text:span text:style-name="T5">= left</text:span></text:p>
            <text:p><text:span text:style-name="T5"><text:tab/></text:span><text:span text:style-name="T5"><text:tab/></text:span><text:span text:style-name="T5">…</text:span></text:p>
            <text:p><text:span text:style-name="T5"><text:tab/></text:span><text:span text:style-name="T5"><text:tab/></text:span><text:span text:style-name="T5">127</text:span><text:span text:style-name="T5"><text:tab/></text:span><text:span text:style-name="T5">= right</text:span></text:p>
          </draw:text-box>
        </draw:frame>
        <draw:line draw:style-name="gr11" draw:text-style-name="P2" draw:layer="layout" svg:x1="1.381cm" svg:y1="3.232cm" svg:x2="9.509cm" svg:y2="3.232cm">
          <text:p/>
        </draw:line>
        <draw:frame draw:style-name="gr12" draw:layer="layout" svg:width="11.303cm" svg:height="11.938cm" svg:x="25.003cm" svg:y="2.016cm">
          <draw:text-box>
            <text:p><text:span text:style-name="T2">PKT_VIDEOCONTROL</text:span></text:p>
            <text:p/>
            <text:p><text:tab/>s<text:span text:style-name="T6">tart/stop</text:span><text:span text:style-name="T7"><text:tab/></text:span><text:span text:style-name="T7">0 = stop recording</text:span></text:p>
            <text:p><text:span text:style-name="T7"><text:tab/></text:span><text:span text:style-name="T7"><text:tab/></text:span><text:span text:style-name="T7"><text:tab/></text:span><text:span text:style-name="T7"><text:tab/></text:span><text:span text:style-name="T7">&gt; 0 = start recording</text:span></text:p>
          </draw:text-box>
        </draw:frame>
        <draw:line draw:style-name="gr11" draw:text-style-name="P2" draw:layer="layout" svg:x1="25.13cm" svg:y1="3.232cm" svg:x2="33.258cm" svg:y2="3.232cm">
          <text:p/>
        </draw:line>
        <draw:frame draw:style-name="gr12" draw:layer="layout" svg:width="11.303cm" svg:height="11.938cm" svg:x="12.176cm" svg:y="2.016cm">
          <draw:text-box>
            <text:p><text:span text:style-name="T2">PKT_DIAGNOSTIC</text:span></text:p>
            <text:p/>
            <text:p><text:span text:style-name="T5"><text:tab/></text:span><text:span text:style-name="T6">battery</text:span><text:span text:style-name="T6"><text:tab/></text:span><text:span text:style-name="T7">0 = no charge</text:span></text:p>
            <text:p><text:span text:style-name="T7"><text:tab/></text:span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<text:tab/></text:span><text:span text:style-name="T7">255 = full charge</text:span></text:p>
            <text:p><text:span text:style-name="T7"/></text:p>
            <text:p><text:span text:style-name="T7"><text:tab/></text:span><text:span text:style-name="T6">accel_x</text:span><text:span text:style-name="T6"><text:tab/></text:span><text:span text:style-name="T7">-128 = left</text:span></text:p>
            <text:p><text:span text:style-name="T7"><text:tab/></text:span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<text:tab/></text:span><text:span text:style-name="T7">127 = right</text:span></text:p>
            <text:p><text:span text:style-name="T7"/></text:p>
            <text:p><text:span text:style-name="T7"><text:tab/></text:span><text:span text:style-name="T6">accel_y</text:span><text:span text:style-name="T6"><text:tab/></text:span><text:span text:style-name="T7">-128 = backward</text:span></text:p>
            <text:p><text:span text:style-name="T7"><text:tab/></text:span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<text:tab/></text:span><text:span text:style-name="T7">127 = forward</text:span></text:p>
            <text:p><text:span text:style-name="T7"/></text:p>
            <text:p><text:span text:style-name="T7"><text:tab/></text:span><text:span text:style-name="T6">accel_z</text:span><text:span text:style-name="T6"><text:tab/></text:span><text:span text:style-name="T7">-128 = down</text:span></text:p>
            <text:p><text:span text:style-name="T7"><text:tab/></text:span><text:span text:style-name="T7"><text:tab/></text:span><text:span text:style-name="T7"><text:tab/></text:span><text:span text:style-name="T7">…</text:span></text:p>
            <text:p><text:span text:style-name="T7"><text:tab/></text:span><text:span text:style-name="T7"><text:tab/></text:span><text:span text:style-name="T7"><text:tab/></text:span><text:span text:style-name="T7">127 = up</text:span></text:p>
          </draw:text-box>
        </draw:frame>
        <draw:line draw:style-name="gr11" draw:text-style-name="P2" draw:layer="layout" svg:x1="25.131cm" svg:y1="3.232cm" svg:x2="33.259cm" svg:y2="3.232cm">
          <text:p/>
        </draw:line>
        <draw:line draw:style-name="gr11" draw:text-style-name="P2" draw:layer="layout" svg:x1="12.43cm" svg:y1="3.232cm" svg:x2="20.558cm" svg:y2="3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 Romano</meta:initial-creator>
    <meta:creation-date>2013-09-25T02:04:19</meta:creation-date>
    <dc:date>2013-09-25T19:49:55</dc:date>
    <dc:creator>Philip Romano</dc:creator>
    <meta:editing-duration>PT17H29M45S</meta:editing-duration>
    <meta:editing-cycles>23</meta:editing-cycles>
    <meta:generator>LibreOffice/3.5$Linux_X86_64 LibreOffice_project/350m1$Build-413</meta:generator>
    <meta:document-statistic meta:object-count="50"/>
  </office:meta>
</office:document-meta>
</file>